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9cc13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Heading_20_3" style:list-style-name="L2" style:master-page-name="">
      <loext:graphic-properties draw:fill="none"/>
      <style:paragraph-properties fo:margin-left="-2cm" fo:margin-right="0cm" fo:margin-top="0.247cm" fo:margin-bottom="0.212cm" style:contextual-spacing="false" fo:text-indent="0cm" style:auto-text-indent="false" style:page-number="auto" fo:background-color="transparent" fo:keep-with-next="always"/>
      <style:text-properties officeooo:paragraph-rsid="0031964d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1">
      <style:text-properties officeooo:paragraph-rsid="00369ed7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officeooo:paragraph-rsid="00369ed7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2">
      <style:text-properties officeooo:paragraph-rsid="0031964d"/>
    </style:style>
    <style:style style:name="P11" style:family="paragraph" style:parent-style-name="Text_20_body" style:list-style-name="L2">
      <style:paragraph-properties fo:margin-top="0cm" fo:margin-bottom="0cm" style:contextual-spacing="false"/>
      <style:text-properties officeooo:paragraph-rsid="0031964d"/>
    </style:style>
    <style:style style:name="P12" style:family="paragraph" style:parent-style-name="Text_20_body" style:list-style-name="L3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4"/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4">
      <style:paragraph-properties fo:margin-top="0cm" fo:margin-bottom="0cm" style:contextual-spacing="false"/>
      <style:text-properties officeooo:rsid="003b1eec" officeooo:paragraph-rsid="003b1eec"/>
    </style:style>
    <style:style style:name="P17" style:family="paragraph" style:parent-style-name="Text_20_body" style:list-style-name="L4">
      <style:paragraph-properties fo:margin-top="0cm" fo:margin-bottom="0cm" style:contextual-spacing="false"/>
      <style:text-properties officeooo:rsid="003c8529" officeooo:paragraph-rsid="003c852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99725"/>
    </style:style>
    <style:style style:name="T3" style:family="text">
      <style:text-properties officeooo:rsid="003e691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2">C</text:span></text:span><text:span text:style-name="Strong_20_Emphasis"><text:span text:style-name="T1">omplexity Theory</text:span></text:span></text:h>
      <text:list text:style-name="L1">
        <text:list-item>
          <text:p text:style-name="P4"><text:span text:style-name="Strong_20_Emphasis">Big-O Notation:</text:span></text:p>
          <text:list>
            <text:list-item>
              <text:p text:style-name="P5">Describes worst-case time complexity of algorithms.</text:p>
            </text:list-item>
            <text:list-item>
              <text:p text:style-name="P5">E.g., parsing: O(n) for simpler grammars, O(n³) for complex cases.</text:p>
            </text:list-item>
          </text:list>
        </text:list-item>
        <text:list-item>
          <text:p text:style-name="P6"><text:span text:style-name="Strong_20_Emphasis">Time Complexity Analysis:</text:span></text:p>
          <text:list>
            <text:list-item>
              <text:p text:style-name="P7">Optimize algorithms for syntax analysis, type checking, optimization.</text:p>
            </text:list-item>
            <text:list-item>
              <text:p text:style-name="P6">Minimize time complexity of operations in the compiler.</text:p>
            </text:list-item>
          </text:list>
        </text:list-item>
        <text:list-item>
          <text:p text:style-name="P4"><text:span text:style-name="Strong_20_Emphasis">Parsing Algorithms:</text:span></text:p>
          <text:list>
            <text:list-item>
              <text:p text:style-name="P5"><text:span text:style-name="Strong_20_Emphasis">LL, LR, SLR</text:span>: Analyze code structure to check correctness.</text:p>
            </text:list-item>
            <text:list-item>
              <text:p text:style-name="P5">Techniques: Dynamic programming, recursive descent.</text:p>
            </text:list-item>
          </text:list>
        </text:list-item>
      </text:list>
      <text:p text:style-name="Text_20_body"><text:span text:style-name="Strong_20_Emphasis"><text:span text:style-name="T1"/></text:span></text:p>
      <text:h text:style-name="Heading_20_3" text:outline-level="3"><text:span text:style-name="Strong_20_Emphasis"><text:span text:style-name="T1">Grammars</text:span></text:span></text:h>
      <text:list text:style-name="L2">
        <text:list-item>
          <text:p text:style-name="P8"><text:span text:style-name="Strong_20_Emphasis">Context-Free Grammars (CFG):</text:span></text:p>
          <text:list>
            <text:list-item>
              <text:p text:style-name="P9">Define syntax of programming languages.</text:p>
            </text:list-item>
            <text:list-item>
              <text:p text:style-name="P9">Rules are used by parsers to check code correctness.</text:p>
            </text:list-item>
            <text:list-item>
              <text:p text:style-name="P9">Example: <text:span text:style-name="Source_20_Text">S -&gt; if E then S else S</text:span> defines an if statement structure.</text:p>
            </text:list-item>
          </text:list>
        </text:list-item>
        <text:list-item>
          <text:p text:style-name="P8"><text:span text:style-name="Strong_20_Emphasis">Finite Automata &amp; Pushdown Automata:</text:span></text:p>
          <text:list>
            <text:list-item>
              <text:p text:style-name="P9"><text:span text:style-name="Strong_20_Emphasis">Finite Automata</text:span>: Recognize tokens (lexical analysis).</text:p>
            </text:list-item>
            <text:list-item>
              <text:p text:style-name="P10"><text:span text:style-name="Strong_20_Emphasis">Pushdown Automata</text:span>: Handle syntax analysis of context-free grammars.</text:p>
            </text:list-item>
          </text:list>
        </text:list-item>
      </text:list>
      <text:p text:style-name="Text_20_body"/>
      <text:list text:continue-numbering="true" text:style-name="L2">
        <text:list-item>
          <text:list>
            <text:list-header>
              <text:h text:style-name="P3" text:outline-level="3"><text:span text:style-name="Strong_20_Emphasis"><text:span text:style-name="T1">Type Systems and Logic</text:span></text:span></text:h>
            </text:list-header>
          </text:list>
        </text:list-item>
        <text:list-item>
          <text:p text:style-name="P10"><text:span text:style-name="Strong_20_Emphasis">Type Theory:</text:span></text:p>
          <text:list>
            <text:list-item>
              <text:p text:style-name="P11">Mathematical framework for understanding type systems.</text:p>
            </text:list-item>
            <text:list-item>
              <text:p text:style-name="P11">Ensures correct expression usage (e.g., preventing addition of string and integer).</text:p>
            </text:list-item>
          </text:list>
        </text:list-item>
        <text:list-item>
          <text:p text:style-name="P10"><text:span text:style-name="Strong_20_Emphasis">Lambda Calculus:</text:span></text:p>
          <text:list>
            <text:list-item>
              <text:p text:style-name="P11">Formal system for function abstraction and application.</text:p>
            </text:list-item>
            <text:list-item>
              <text:p text:style-name="P11">Basis for many functional programming languages.</text:p>
            </text:list-item>
            <text:list-item>
              <text:p text:style-name="P10"><text:span text:style-name="Strong_20_Emphasis"><text:span text:style-name="T1">Compiler transformations often resemble lambda calculus.</text:span></text:span></text:p>
              <text:p text:style-name="P10"><text:span text:style-name="Strong_20_Emphasis"><text:span text:style-name="T1"/></text:span></text:p>
            </text:list-item>
          </text:list>
        </text:list-item>
      </text:list>
      <text:h text:style-name="Heading_20_3" text:outline-level="3"><text:span text:style-name="Strong_20_Emphasis"><text:span text:style-name="T1">Graph Theory</text:span></text:span></text:h>
      <text:list text:style-name="L3">
        <text:list-item>
          <text:p text:style-name="P12"><text:span text:style-name="Strong_20_Emphasis">Control Flow Graph (CFG):</text:span></text:p>
          <text:list>
            <text:list-item>
              <text:p text:style-name="P13">Represents the program’s intermediate form after compilation.</text:p>
            </text:list-item>
            <text:list-item>
              <text:p text:style-name="P13">Nodes: Basic blocks of code, edges: control flow between blocks.</text:p>
            </text:list-item>
            <text:list-item>
              <text:p text:style-name="P13">Used for optimizations and detecting unreachable/redundant code.</text:p>
            </text:list-item>
          </text:list>
        </text:list-item>
        <text:list-item>
          <text:p text:style-name="P12"><text:span text:style-name="Strong_20_Emphasis">Data Flow Analysis:</text:span></text:p>
          <text:list>
            <text:list-item>
              <text:p text:style-name="P13">Models how data flows through the program.</text:p>
            </text:list-item>
            <text:list-item>
              <text:p text:style-name="P12"><text:soft-page-break/>Detects variable dependencies and optimizes code.</text:p>
            </text:list-item>
          </text:list>
        </text:list-item>
      </text:list>
      <text:h text:style-name="Heading_20_3" text:outline-level="3"><text:span text:style-name="Strong_20_Emphasis"><text:span text:style-name="T1">Optimization</text:span></text:span></text:h>
      <text:list text:style-name="L4">
        <text:list-item>
          <text:p text:style-name="P14"><text:span text:style-name="Strong_20_Emphasis">Linear Programming &amp; Integer Programming:</text:span></text:p>
          <text:list>
            <text:list-item>
              <text:p text:style-name="P15">Optimize compiler processes like instruction selection and register allocation.</text:p>
            </text:list-item>
            <text:list-item>
              <text:p text:style-name="P15">Goal: Minimize CPU cycles or memory usage.</text:p>
            </text:list-item>
            <text:list-item>
              <text:p text:style-name="P17">(Branch and bound for IP and Simplex for L<text:span text:style-name="T3">P</text:span>)</text:p>
            </text:list-item>
            <text:list-item>
              <text:p text:style-name="P16">Optimising how real numbers are stored?</text:p>
            </text:list-item>
          </text:list>
        </text:list-item>
      </text:list>
      <text:p text:style-name="P2"><text:tab/><text:tab/></text:p>
      <text:p text:style-name="P2"/>
      <text:list text:continue-numbering="true" text:style-name="L4">
        <text:list-item>
          <text:p text:style-name="P14"><text:span text:style-name="Strong_20_Emphasis">Dynamic Programming:</text:span></text:p>
          <text:list>
            <text:list-item>
              <text:p text:style-name="P15">Optimizes intermediate representation (IR) transformations.</text:p>
            </text:list-item>
            <text:list-item>
              <text:p text:style-name="P15">Improves instruction scheduling.</text:p>
            </text:list-item>
          </text:list>
        </text:list-item>
        <text:list-item>
          <text:p text:style-name="P14"><text:span text:style-name="Strong_20_Emphasis">Graph Colouring:</text:span></text:p>
          <text:list>
            <text:list-item>
              <text:p text:style-name="P15">Used in register allocation.</text:p>
            </text:list-item>
            <text:list-item>
              <text:p text:style-name="P14">Minimizes the number of registers, ensuring variables used at the same time don’t overlap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21:47:43.622077808</meta:creation-date>
    <dc:date>2025-03-02T15:01:29.444430867</dc:date>
    <meta:editing-duration>PT2H49M27S</meta:editing-duration>
    <meta:editing-cycles>31</meta:editing-cycles>
    <meta:generator>LibreOffice/24.2.7.2$Linux_X86_64 LibreOffice_project/420$Build-2</meta:generator>
    <meta:document-statistic meta:table-count="0" meta:image-count="0" meta:object-count="0" meta:page-count="2" meta:paragraph-count="48" meta:word-count="308" meta:character-count="2004" meta:non-whitespace-character-count="1785"/>
  </office:meta>
</office:document-meta>
</file>